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181448" officeooo:paragraph-rsid="00181448"/>
    </style:style>
    <style:style style:name="P9" style:family="paragraph" style:parent-style-name="Text_20_body">
      <style:text-properties officeooo:rsid="0020e5fc" officeooo:paragraph-rsid="0020e5fc"/>
    </style:style>
    <style:style style:name="P10" style:family="paragraph" style:parent-style-name="Text_20_body">
      <style:text-properties officeooo:rsid="00227100" officeooo:paragraph-rsid="00227100"/>
    </style:style>
    <style:style style:name="P11" style:family="paragraph" style:parent-style-name="Heading_20_1">
      <style:paragraph-properties fo:break-before="page"/>
      <style:text-properties officeooo:rsid="00162895" officeooo:paragraph-rsid="00162895"/>
    </style:style>
    <style:style style:name="P12" style:family="paragraph" style:parent-style-name="Text_20_body">
      <style:text-properties officeooo:paragraph-rsid="00186a18"/>
    </style:style>
    <style:style style:name="P13" style:family="paragraph" style:parent-style-name="Text_20_body">
      <style:text-properties officeooo:paragraph-rsid="001a6f2c"/>
    </style:style>
    <style:style style:name="T1" style:family="text">
      <style:text-properties officeooo:rsid="0018f22a"/>
    </style:style>
    <style:style style:name="T2" style:family="text">
      <style:text-properties officeooo:rsid="001bb0f4"/>
    </style:style>
    <style:style style:name="T3" style:family="text">
      <style:text-properties officeooo:rsid="0020e5fc"/>
    </style:style>
    <style:style style:name="T4" style:family="text">
      <style:text-properties officeooo:rsid="00216f07"/>
    </style:style>
    <style:style style:name="T5" style:family="text">
      <style:text-properties style:text-position="super 58%"/>
    </style:style>
    <style:style style:name="T6" style:family="text">
      <style:text-properties officeooo:rsid="00186a18"/>
    </style:style>
    <style:style style:name="T7" style:family="text">
      <style:text-properties fo:font-style="italic" style:font-style-asian="italic" style:font-style-complex="italic"/>
    </style:style>
    <style:style style:name="T8" style:family="text">
      <style:text-properties officeooo:rsid="001a6f2c"/>
    </style:style>
    <style:style style:name="T9" style:family="text">
      <style:text-properties fo:font-style="italic" officeooo:rsid="001a6f2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text:style-name="Index_20_Link" text:visited-style-name="Index_20_Link">Analysis<text:tab/><text:span text:style-name="Index_20_Link">003</text:span></text:a></text:p>
          <text:p text:style-name="P2"><text:a xlink:type="simple" xlink:href="#__RefHeading___Toc342_1776652832" text:style-name="Index_20_Link" text:visited-style-name="Index_20_Link">Documented design<text:tab/><text:span text:style-name="Index_20_Link">004</text:span></text:a></text:p>
          <text:p text:style-name="P2"><text:a xlink:type="simple" xlink:href="#__RefHeading___Toc344_1776652832" text:style-name="Index_20_Link" text:visited-style-name="Index_20_Link">Technical solution<text:tab/><text:span text:style-name="Index_20_Link">005</text:span></text:a></text:p>
          <text:p text:style-name="P2"><text:a xlink:type="simple" xlink:href="#__RefHeading___Toc346_1776652832" text:style-name="Index_20_Link" text:visited-style-name="Index_20_Link">Testing<text:tab/><text:span text:style-name="Index_20_Link">006</text:span></text:a></text:p>
          <text:p text:style-name="P2"><text:a xlink:type="simple" xlink:href="#__RefHeading___Toc348_1776652832" text:style-name="Index_20_Link" text:visited-style-name="Index_20_Link">Evaluation<text:tab/><text:span text:style-name="Index_20_Link">007</text:span></text:a></text:p>
          <text:p text:style-name="P2"><text:a xlink:type="simple" xlink:href="#__RefHeading___Toc350_1776652832" text:style-name="Index_20_Link" text:visited-style-name="Index_20_Link">References<text:tab/><text:span text:style-name="Index_20_Link">008</text:span></text:a></text:p>
        </text:index-body>
      </text:table-of-content>
      <text:p text:style-name="P3"/>
      <text:p text:style-name="P4">Title:</text:p>
      <text:p text:style-name="P5">[Top ten saddest anime deaths]</text:p>
      <text:h text:style-name="P6" text:outline-level="1"><text:bookmark-start text:name="__RefHeading___Toc294_1776652832"/>Analysis<text:bookmark-end text:name="__RefHeading___Toc294_1776652832"/></text:h>
      <text:p text:style-name="P7">The client want an enigma machine that can encrypt and decrypt messages with a graphical interface to allow easy usage, this has resulted in a few agreed objectives:</text:p>
      <text:p text:style-name="P7">- a working algorithm that allows encryption</text:p>
      <text:p text:style-name="P7">- a frontend graphical interface that allows easy use without knowledge of console commands</text:p>
      <text:p text:style-name="P8">An enigma machine:</text:p>
      <text:p text:style-name="P8"><text:span text:style-name="T1">I</text:span>t will involve having to create rotors for the machine, these rotors can be programmed in a few ways, one will be to use a bi-directional hash map, another will be to use circular lists. The rotors themselves would be objects with their own .cpp and .h files, which will provide good encapsulation, the other important part of the rotors would be the turnover latch, <text:span text:style-name="T2">which causes the subsequent rotor to turnover when the current rotor is in the appropriate position, </text:span><text:span text:style-name="T3">this can be stored as an integer attribute within the Rotor class. </text:span><text:span text:style-name="T4">The rotor is simply a set of wires in a drum connecting each letter to another.</text:span></text:p>
      <text:p text:style-name="P9">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text:p>
      <text:p text:style-name="P9">The algorithm for the Enigma machine can be described as follows:</text:p>
      <text:p text:style-name="P9">- character is input</text:p>
      <text:p text:style-name="P9">- rotor 3 is rotated (if in correct position, also turnovere rotor 2, same for rotor 1)</text:p>
      <text:p text:style-name="P9">- 1<text:span text:style-name="T5">st</text:span> pass of character through rotors in forward direction to encrypt character</text:p>
      <text:p text:style-name="P9">- character passed through reflector</text:p>
      <text:p text:style-name="P9">- 2<text:span text:style-name="T5">nd</text:span> pass of character backwards through the rotors to finish encryption</text:p>
      <text:p text:style-name="P9">The fact that there is a forwards and backwards pass <text:span text:style-name="T4">means that each rotor will require 2 values for the shift, one for the forward pass, and one for the backward pass, which will necessitate using either a 2D array, 2 Arrays (one for each pass), or a bi-directional hash map</text:span></text:p>
      <text:p text:style-name="P10">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h text:style-name="P11" text:outline-level="1"><text:bookmark-start text:name="__RefHeading___Toc342_1776652832"/>Documented design<text:bookmark-end text:name="__RefHeading___Toc342_1776652832"/></text:h>
      <text:h text:style-name="P11" text:outline-level="1"><text:bookmark-start text:name="__RefHeading___Toc344_1776652832"/>Technical solution<text:bookmark-end text:name="__RefHeading___Toc344_1776652832"/></text:h>
      <text:h text:style-name="P11" text:outline-level="1"><text:bookmark-start text:name="__RefHeading___Toc346_1776652832"/>Testing<text:bookmark-end text:name="__RefHeading___Toc346_1776652832"/></text:h>
      <text:h text:style-name="P11" text:outline-level="1"><text:bookmark-start text:name="__RefHeading___Toc348_1776652832"/>Evaluation<text:bookmark-end text:name="__RefHeading___Toc348_1776652832"/></text:h>
      <text:h text:style-name="P11" text:outline-level="1"><text:bookmark-start text:name="__RefHeading___Toc350_1776652832"/>References<text:bookmark-end text:name="__RefHeading___Toc350_1776652832"/></text:h>
      <text:p text:style-name="P12"><text:span text:style-name="T6">[1] Dufrense S. (2017), “</text:span><text:span text:style-name="T7">The Enigma Enigma: How The Enigma Machine Worked</text:span>”, <text:span text:style-name="T6">[Online], </text:span><text:a xlink:type="simple" xlink:href="https://hackaday.com/2017/08/22/the-enigma-enigma-how-the-enigma-machine-worked/" text:style-name="Internet_20_link" text:visited-style-name="Visited_20_Internet_20_Link"><text:span text:style-name="T6">https://hackaday.com/2017/08/22/the-enigma-enigma-how-the-enigma-machine-worked/</text:span></text:a><text:span text:style-name="T6">, Hackaday, Date last accessed: 18/06/2025</text:span></text:p>
      <text:p text:style-name="P13"><text:span text:style-name="T8">[2] Stroustrup B. and Sutter H. (2025) “</text:span><text:span text:style-name="T9">C++ Core Guidelines</text:span><text:span text:style-name="T8">”, [Online], </text:span><text:a xlink:type="simple" xlink:href="https://isocpp.github.io/CppCoreGuidelines/CppCoreGuidelines#S-introduction" text:style-name="Internet_20_link" text:visited-style-name="Visited_20_Internet_20_Link"><text:span text:style-name="T8">https://isocpp.github.io/CppCoreGuidelines/CppCoreGuidelines#S-introduction</text:span></text:a><text:span text:style-name="T8">, Github, Date last accessed: 18/06/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8</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5-07-17T12:40:37.075545647</dc:date>
    <meta:editing-duration>PT1H25M15S</meta:editing-duration>
    <meta:editing-cycles>9</meta:editing-cycles>
    <meta:generator>LibreOffice/25.2.4.3$Linux_X86_64 LibreOffice_project/520$Build-3</meta:generator>
    <meta:document-statistic meta:table-count="0" meta:image-count="0" meta:object-count="0" meta:page-count="8" meta:paragraph-count="35" meta:word-count="479" meta:character-count="2984" meta:non-whitespace-character-count="2540"/>
  </office:meta>
</office:document-meta>
</file>